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arlito" officeooo:paragraph-rsid="00236bcf"/>
    </style:style>
    <style:style style:name="P2" style:family="paragraph" style:parent-style-name="Standard" style:list-style-name="L4">
      <style:text-properties style:font-name="Carlito" fo:font-size="10pt" officeooo:rsid="00317175" officeooo:paragraph-rsid="00317175" style:font-name-asian="Courier New" style:font-size-asian="10pt" style:font-name-complex="Liberation Mono" style:font-size-complex="10pt"/>
    </style:style>
    <style:style style:name="P3" style:family="paragraph" style:parent-style-name="Standard" style:list-style-name="L4">
      <style:text-properties style:font-name="Carlito" officeooo:paragraph-rsid="00317175"/>
    </style:style>
    <style:style style:name="P4" style:family="paragraph" style:parent-style-name="Text_20_body">
      <style:text-properties style:font-name="Carlito" officeooo:paragraph-rsid="00317175"/>
    </style:style>
    <style:style style:name="P5" style:family="paragraph" style:parent-style-name="Heading_20_3">
      <style:text-properties officeooo:rsid="002bdcb0"/>
    </style:style>
    <style:style style:name="P6" style:family="paragraph" style:parent-style-name="Heading_20_3">
      <style:text-properties officeooo:rsid="002bdcb0" officeooo:paragraph-rsid="002bdcb0"/>
    </style:style>
    <style:style style:name="P7" style:family="paragraph" style:parent-style-name="Preformatted_20_Text" style:list-style-name="L1">
      <style:text-properties style:font-name="Carlito" officeooo:paragraph-rsid="002bdcb0"/>
    </style:style>
    <style:style style:name="P8" style:family="paragraph" style:parent-style-name="Preformatted_20_Text" style:list-style-name="L1">
      <style:text-properties style:font-name="Carlito" officeooo:rsid="002bdcb0" officeooo:paragraph-rsid="002bdcb0"/>
    </style:style>
    <style:style style:name="P9" style:family="paragraph" style:parent-style-name="Preformatted_20_Text" style:list-style-name="L3">
      <style:text-properties style:font-name="Carlito" officeooo:rsid="002c9184" officeooo:paragraph-rsid="002c9184"/>
    </style:style>
    <style:style style:name="P10" style:family="paragraph" style:parent-style-name="Preformatted_20_Text">
      <style:paragraph-properties fo:text-align="justify" style:justify-single-word="false"/>
      <style:text-properties style:font-name="Carlito" fo:font-size="10pt" officeooo:rsid="0030159a" officeooo:paragraph-rsid="0030159a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paragraph-properties fo:text-align="justify" style:justify-single-word="false"/>
      <style:text-properties style:font-name="Carlito" fo:font-size="10pt" officeooo:rsid="0030159a" officeooo:paragraph-rsid="0030e736" style:font-name-asian="Courier New" style:font-size-asian="10pt" style:font-name-complex="Liberation Mono" style:font-size-complex="10pt"/>
    </style:style>
    <style:style style:name="P12" style:family="paragraph" style:parent-style-name="Preformatted_20_Text" style:list-style-name="L2">
      <style:text-properties officeooo:paragraph-rsid="002bdcb0"/>
    </style:style>
    <style:style style:name="P13" style:family="paragraph" style:parent-style-name="Preformatted_20_Text" style:list-style-name="L3">
      <style:text-properties officeooo:rsid="002bdcb0" officeooo:paragraph-rsid="00317175"/>
    </style:style>
    <style:style style:name="P14" style:family="paragraph" style:parent-style-name="Preformatted_20_Text" style:list-style-name="L3">
      <style:text-properties officeooo:rsid="0030e736" officeooo:paragraph-rsid="00317175"/>
    </style:style>
    <style:style style:name="P15" style:family="paragraph" style:parent-style-name="Preformatted_20_Text" style:list-style-name="L5">
      <style:text-properties officeooo:paragraph-rsid="002c9184"/>
    </style:style>
    <style:style style:name="P16" style:family="paragraph" style:parent-style-name="Preformatted_20_Text" style:list-style-name="L3">
      <style:text-properties officeooo:rsid="00317175" officeooo:paragraph-rsid="00317175"/>
    </style:style>
    <style:style style:name="T1" style:family="text">
      <style:text-properties style:font-name="Carlito"/>
    </style:style>
    <style:style style:name="T2" style:family="text">
      <style:text-properties style:font-name="Carlito" officeooo:rsid="002bdcb0"/>
    </style:style>
    <style:style style:name="T3" style:family="text">
      <style:text-properties style:font-name="Carlito" officeooo:rsid="002c9184"/>
    </style:style>
    <style:style style:name="T4" style:family="text">
      <style:text-properties style:font-name="Carlito" officeooo:rsid="0030e736"/>
    </style:style>
    <style:style style:name="T5" style:family="text">
      <style:text-properties style:font-name="Carlito" officeooo:rsid="00317175"/>
    </style:style>
    <style:style style:name="T6" style:family="text">
      <style:text-properties officeooo:rsid="002c9184"/>
    </style:style>
    <style:style style:name="T7" style:family="text">
      <style:text-properties fo:font-size="10pt" officeooo:rsid="002c9184" style:font-name-asian="Courier New" style:font-size-asian="10pt" style:font-name-complex="Liberation Mono" style:font-size-complex="10pt"/>
    </style:style>
    <style:style style:name="T8" style:family="text">
      <style:text-properties fo:font-size="10pt" officeooo:rsid="00317175" style:font-name-asian="Courier New" style:font-size-asian="10pt" style:font-name-complex="Liberation Mono" style:font-size-complex="10pt"/>
    </style:style>
    <style:style style:name="T9" style:family="text">
      <style:text-properties officeooo:rsid="0030159a"/>
    </style:style>
    <style:style style:name="T10" style:family="text">
      <style:text-properties officeooo:rsid="0030e7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 main activities have been to set up a github repository <text:a xlink:type="simple" xlink:href="https://github.com/laurieKell/mydas" text:style-name="Internet_20_link" text:visited-style-name="Visited_20_Internet_20_Link">https://github.com/laurieKell/mydas</text:a> along with a wiki the wiki <text:a xlink:type="simple" xlink:href="https://github.com/laurieKell/mydas/wiki" text:style-name="Internet_20_link" text:visited-style-name="Visited_20_Internet_20_Link">https://github.com/laurieKell/mydas/wiki</text:a></text:p>
      <text:p text:style-name="P10"/>
      <text:p text:style-name="P11">Work has progressed on each of the tasks <text:span text:style-name="T10">and is being documented on the wiki, codes developed is <text:s/>stored on the repository, R packages are being being devloped as part of FLR </text:span><text:a xlink:type="simple" xlink:href="http://www.github.com/FLR" text:style-name="Internet_20_link" text:visited-style-name="Visited_20_Internet_20_Link"><text:span text:style-name="T10">www.github.com/FLR</text:span></text:a><text:span text:style-name="T10"> and released via the </text:span><text:a xlink:type="simple" xlink:href="http://www.flr-project.org/" text:style-name="Internet_20_link" text:visited-style-name="Visited_20_Internet_20_Link"><text:span text:style-name="T10">www.flr-project.org</text:span></text:a><text:span text:style-name="T10">, all include full documentation (e.g. as vignettes </text:span><text:a xlink:type="simple" xlink:href="https://github.com/laurieKell/mydas/wiki/vignettes" text:style-name="Internet_20_link" text:visited-style-name="Visited_20_Internet_20_Link"><text:span text:style-name="T10">https://github.com/laurieKell/mydas/wiki/vignettes</text:span></text:a><text:span text:style-name="T10">) shiny-apps being developed for dissemination </text:span><text:a xlink:type="simple" xlink:href="https://github.com/laurieKell/mydas/wiki/6-Liaison-with-Marine-Institute" text:style-name="Internet_20_link" text:visited-style-name="Visited_20_Internet_20_Link"><text:span text:style-name="T10">https://github.com/laurieKell/mydas/wiki/6-Liaison-with-Marine-Institute</text:span></text:a><text:span text:style-name="T10"> and a variety of papers being drafted </text:span><text:a xlink:type="simple" xlink:href="https://github.com/laurieKell/mydas/wiki/Outputs" text:style-name="Internet_20_link" text:visited-style-name="Visited_20_Internet_20_Link"><text:span text:style-name="T10">https://github.com/laurieKell/mydas/wiki/Outputs</text:span></text:a></text:p>
      <text:p text:style-name="P11"/>
      <text:h text:style-name="P5" text:outline-level="3">Task 1</text:h>
      <text:list xml:id="list5091535428669741307" text:style-name="L1">
        <text:list-item>
          <text:p text:style-name="P7"><text:span text:style-name="T9">The species and stocks of interest have been identified and work is starting on categorising stocks under the 6 ICES categories <text:s text:c="2"/>(</text:span><text:a xlink:type="simple" xlink:href="https://github.com/laurieKell/mydas/wiki/1-Stock-prioritisation" text:style-name="Internet_20_link" text:visited-style-name="Visited_20_Internet_20_Link"><text:span text:style-name="T9">https://github.com/laurieKell/mydas/wiki/1-Stock-prioritisation</text:span></text:a><text:span text:style-name="T9">)</text:span>. </text:p>
        </text:list-item>
        <text:list-item>
          <text:p text:style-name="P8">It is proposed that the f<text:span text:style-name="T9">i</text:span>nal choice of stocks is made at the April meeting <text:span text:style-name="T9">following </text:span><text:s/></text:p>
        </text:list-item>
      </text:list>
      <text:p text:style-name="P1"/>
      <text:h text:style-name="P6" text:outline-level="3">Task 2</text:h>
      <text:list xml:id="list575792676709801709" text:style-name="L2">
        <text:list-item>
          <text:p text:style-name="P12"><text:span text:style-name="T2">Examples of the different datasets have been collated (</text:span><text:a xlink:type="simple" xlink:href="https://github.com/laurieKell/mydas/wiki/2-Data-Collation" text:style-name="Internet_20_link" text:visited-style-name="Visited_20_Internet_20_Link"><text:span text:style-name="T2">https://github.com/laurieKell/mydas/wiki/2-Data-Collation</text:span></text:a><text:span text:style-name="T2">) </text:span><text:span text:style-name="T4">and are now being summarised for each stock.</text:span></text:p>
        </text:list-item>
      </text:list>
      <text:p text:style-name="P1"/>
      <text:h text:style-name="P6" text:outline-level="3">Task 3</text:h>
      <text:list xml:id="list4622171446663934063" text:style-name="L3">
        <text:list-item>
          <text:p text:style-name="P13"><text:span text:style-name="T1">Example OM </text:span><text:span text:style-name="T3">conditioned</text:span><text:span text:style-name="T1"> on life history </text:span><text:span text:style-name="T3">p</text:span><text:span text:style-name="T1">arameters </text:span><text:a xlink:type="simple" xlink:href="https://github.com/laurieKell/mydas/tree/master/vignettes/mse" text:style-name="Internet_20_link" text:visited-style-name="Visited_20_Internet_20_Link"><text:span text:style-name="T5">https://github.com/laurieKell/mydas/tree/master/vignettes/mse</text:span></text:a></text:p>
        </text:list-item>
        <text:list-item>
          <text:p text:style-name="P16"><text:span text:style-name="T1">MSE framework </text:span><text:a xlink:type="simple" xlink:href="https://github.com/laurieKell/mydas/tree/master/vignettes/FLife" text:style-name="Internet_20_link" text:visited-style-name="Visited_20_Internet_20_Link"><text:span text:style-name="T1">https://github.com/laurieKell/mydas/tree/master/vignettes/FLife</text:span></text:a></text:p>
        </text:list-item>
        <text:list-item>
          <text:p text:style-name="P14"><text:span text:style-name="T3">G</text:span><text:span text:style-name="T1">eneric OEM </text:span><text:a xlink:type="simple" xlink:href="https://github.com/laurieKell/mydas/tree/master/vignettes/oem" text:style-name="Internet_20_link" text:visited-style-name="Visited_20_Internet_20_Link"><text:span text:style-name="T5">https://github.com/laurieKell/mydas/tree/master/vignettes/oem</text:span></text:a></text:p>
          <text:p text:style-name="P14"><text:span text:style-name="T5"/></text:p>
          <text:p text:style-name="P9"/>
        </text:list-item>
      </text:list>
      <text:h text:style-name="P6" text:outline-level="3">Task 4</text:h>
      <text:list xml:id="list7605031015061744738" text:style-name="L4">
        <text:list-item>
          <text:p text:style-name="P2">A summary of all the data poor methods available has been made in a google spreadsheet <text:a xlink:type="simple" xlink:href="https://docs.google.com/spreadsheets/d/17_qQdzDY41ZrL0yT6QtHpUR4_ydxx_xfCh4GiDqYymU/edit?usp=sharing" text:style-name="Internet_20_link" text:visited-style-name="Visited_20_Internet_20_Link">https://docs.google.com/spreadsheets/d/17_qQdzDY41ZrL0yT6QtHpUR4_ydxx_xfCh4GiDqYymU/edit?usp=sharing</text:a></text:p>
          <text:p text:style-name="P3"/>
        </text:list-item>
      </text:list>
      <text:h text:style-name="P6" text:outline-level="3">Task 5 </text:h>
      <text:list xml:id="list2644419685138370278" text:style-name="L5">
        <text:list-item>
          <text:p text:style-name="P15"><text:span text:style-name="T3">Once the </text:span><text:span text:style-name="T5">stocks and candidate methods</text:span><text:span text:style-name="T3"> are identified under task </text:span><text:span text:style-name="T5">1 and </text:span><text:span text:style-name="T3">4, they will be simulation tested using MSE </text:span><text:span text:style-name="T5">using the framework developed in task 3.</text:span></text:p>
        </text:list-item>
      </text:list>
      <text:h text:style-name="Heading_20_2" text:outline-level="2"><text:span text:style-name="T6">P</text:span>apers</text:h>
      <text:p text:style-name="P4"><text:span text:style-name="T7">See </text:span><text:a xlink:type="simple" xlink:href="https://github.com/laurieKell/mydas/wiki/Outputs" text:style-name="Internet_20_link" text:visited-style-name="Visited_20_Internet_20_Link"><text:span text:style-name="T7">https://github.com/laurieKell/mydas/wiki/Outputs</text:span></text:a><text:span text:style-name="T7"> </text:span><text:span text:style-name="T8">and </text:span><text:a xlink:type="simple" xlink:href="https://github.com/laurieKell/mydas/tree/master/papers" text:style-name="Internet_20_link" text:visited-style-name="Visited_20_Internet_20_Link"><text:span text:style-name="T8">https://github.com/laurieKell/mydas/tree/master/papers</text:span></text:a></text:p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40:23.804328343</meta:creation-date>
    <dc:date>2018-01-11T08:16:18.674933891</dc:date>
    <meta:editing-duration>PT21H42M2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18" meta:character-count="1906" meta:non-whitespace-character-count="1709"/>
  </office:meta>
</office:document-meta>
</file>